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style:text-underline-mode="continuous" style:text-underline-type="single" style:text-underline-style="solid" style:text-underline-width="normal" fo:font-family="'Cascadia Mono'" style:font-family-asian="'Cascadia Mono'" style:font-family-complex="'Cascadia Mono'" fo:background-color="transparent" style:use-window-font-color="true"/>
    </style:style>
    <style:style style:name="T2" style:family="text">
      <style:text-properties fo:font-size="16.00pt" fo:font-weight="normal" style:text-underline-mode="continuous" style:text-underline-type="single" style:text-underline-style="solid" style:text-underline-width="normal" fo:font-family="'Cascadia Mono'" style:font-family-asian="'Cascadia Mono'" style:font-family-complex="'Cascadia Mono'"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Cascadia Mono'" style:font-family-asian="'Cascadia Mono'" style:font-family-complex="'Cascadia Mono'" fo:background-color="transparent" style:use-window-font-color="true"/>
    </style:style>
    <style:style style:name="T5" style:family="text">
      <style:text-properties fo:font-size="12.00pt" fo:font-weight="normal" fo:font-family="'Cascadia Mono'" style:font-family-asian="'Cascadia Mono'" style:font-family-complex="'Cascadia Mono'" fo:background-color="transparent" style:use-window-font-color="true"/>
    </style:style>
    <style:style style:name="T6" style:family="text">
      <style:text-properties fo:font-size="12.00pt" fo:font-weight="normal" fo:font-family="'Cascadia Mono'" style:font-family-asian="'Cascadia Mono'" style:font-family-complex="'Cascadia Mono'" fo:background-color="transparent" style:use-window-font-color="true"/>
    </style:style>
    <style:style style:name="T7" style:family="text">
      <style:text-properties fo:font-size="12.00pt" fo:font-weight="normal" fo:font-family="'Cascadia Mono'" style:font-family-asian="'Cascadia Mono'" style:font-family-complex="'Cascadia Mono'"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scadia Mono'" style:font-family-asian="'Cascadia Mono'" style:font-family-complex="'Cascadia Mono'" fo:background-color="transparent" style:use-window-font-color="true"/>
    </style:style>
    <style:style style:name="T10" style:family="text">
      <style:text-properties fo:font-size="12.00pt" fo:font-weight="normal" fo:font-family="'Cascadia Mono'" style:font-family-asian="'Cascadia Mono'" style:font-family-complex="'Cascadia Mono'" fo:background-color="transparent" style:use-window-font-color="true"/>
    </style:style>
    <style:style style:name="T11" style:family="text">
      <style:text-properties fo:font-size="12.00pt" fo:font-weight="normal" fo:font-family="'Cascadia Mono'" style:font-family-asian="'Cascadia Mono'" style:font-family-complex="'Cascadia Mono'" fo:background-color="transparent" style:use-window-font-color="true"/>
    </style:style>
    <style:style style:name="T12" style:family="text">
      <style:text-properties fo:font-size="12.00pt" fo:font-weight="normal" fo:font-family="'Cascadia Mono'" style:font-family-asian="'Cascadia Mono'" style:font-family-complex="'Cascadia Mono'"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Cascadia Mono'" style:font-family-asian="'Cascadia Mono'" style:font-family-complex="'Cascadia Mono'" fo:background-color="transparent" style:use-window-font-color="true"/>
    </style:style>
    <style:style style:name="T15" style:family="text">
      <style:text-properties fo:font-size="12.00pt" fo:font-weight="bold" fo:font-family="'Cascadia Mono'" style:font-family-asian="'Cascadia Mono'" style:font-family-complex="'Cascadia Mono'" fo:background-color="transparent" style:use-window-font-color="true"/>
    </style:style>
    <style:style style:name="T16" style:family="text">
      <style:text-properties fo:font-size="12.00pt" fo:font-weight="bold" fo:font-family="'Cascadia Mono'" style:font-family-asian="'Cascadia Mono'" style:font-family-complex="'Cascadia Mono'" fo:background-color="transparent" style:use-window-font-color="true"/>
    </style:style>
    <style:style style:name="T17" style:family="text">
      <style:text-properties fo:font-size="12.00pt" fo:font-weight="bold" fo:font-family="'Cascadia Mono'" style:font-family-asian="'Cascadia Mono'" style:font-family-complex="'Cascadia Mono'"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Cascadia Mono'" style:font-family-asian="'Cascadia Mono'" style:font-family-complex="'Cascadia Mono'" fo:background-color="transparent" style:use-window-font-color="true"/>
    </style:style>
    <style:style style:name="T20" style:family="text">
      <style:text-properties fo:font-size="12.00pt" fo:font-weight="bold" fo:font-family="'Cascadia Mono'" style:font-family-asian="'Cascadia Mono'" style:font-family-complex="'Cascadia Mono'" fo:background-color="transparent" style:use-window-font-color="true"/>
    </style:style>
    <style:style style:name="T21" style:family="text">
      <style:text-properties fo:font-size="12.00pt" fo:font-weight="bold" fo:font-family="'Cascadia Mono'" style:font-family-asian="'Cascadia Mono'" style:font-family-complex="'Cascadia Mono'" fo:background-color="transparent" style:use-window-font-color="true"/>
    </style:style>
    <style:style style:name="T22" style:family="text">
      <style:text-properties fo:font-size="12.00pt" fo:font-weight="bold" fo:font-family="'Cascadia Mono'" style:font-family-asian="'Cascadia Mono'" style:font-family-complex="'Cascadia Mono'" fo:background-color="transparent" style:use-window-font-color="true"/>
    </style:style>
    <style:style style:name="T23" style:family="text">
      <style:text-properties fo:font-size="12.00pt" fo:font-weight="bold" fo:font-family="'Cascadia Mono'" style:font-family-asian="'Cascadia Mono'" style:font-family-complex="'Cascadia Mono'" fo:background-color="transparent" style:use-window-font-color="true"/>
    </style:style>
    <style:style style:name="T24" style:family="text">
      <style:text-properties fo:font-size="12.00pt" fo:font-weight="bold" fo:font-family="'Cascadia Mono'" style:font-family-asian="'Cascadia Mono'" style:font-family-complex="'Cascadia Mono'" fo:background-color="transparent" style:use-window-font-color="true"/>
    </style:style>
    <style:style style:name="T25" style:family="text">
      <style:text-properties fo:font-size="12.00pt" fo:font-weight="bold" fo:font-family="'Cascadia Mono'" style:font-family-asian="'Cascadia Mono'" style:font-family-complex="'Cascadia Mono'" fo:background-color="transparent" style:use-window-font-color="true"/>
    </style:style>
    <style:style style:name="T26" style:family="text">
      <style:text-properties fo:font-size="12.00pt" fo:font-weight="bold" fo:font-family="'Cascadia Mono'" style:font-family-asian="'Cascadia Mono'" style:font-family-complex="'Cascadia Mono'"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scadia Mono'" style:font-family-asian="'Cascadia Mono'" style:font-family-complex="'Cascadia Mono'" fo:background-color="transparent" style:use-window-font-color="true"/>
    </style:style>
    <style:style style:name="T29" style:family="text">
      <style:text-properties fo:font-size="12.00pt" fo:font-weight="normal" fo:font-family="'Cascadia Mono'" style:font-family-asian="'Cascadia Mono'" style:font-family-complex="'Cascadia Mono'"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Cascadia Mono'" style:font-family-asian="'Cascadia Mono'" style:font-family-complex="'Cascadia Mono'" fo:background-color="transparent" style:use-window-font-color="true"/>
    </style:style>
    <style:style style:name="T32" style:family="text">
      <style:text-properties fo:font-size="12.00pt" fo:font-weight="bold" fo:font-family="'Cascadia Mono'" style:font-family-asian="'Cascadia Mono'" style:font-family-complex="'Cascadia Mono'"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fo:font-family="'Cascadia Mono'" style:font-family-asian="'Cascadia Mono'" style:font-family-complex="'Cascadia Mono'" fo:background-color="transparent" style:use-window-font-color="true"/>
    </style:style>
    <style:style style:name="T37" style:family="text">
      <style:text-properties fo:font-size="12.00pt" fo:font-weight="bold" fo:font-family="'Cascadia Mono'" style:font-family-asian="'Cascadia Mono'" style:font-family-complex="'Cascadia Mono'"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Cascadia Mono'" style:font-family-asian="'Cascadia Mono'" style:font-family-complex="'Cascadia Mono'" fo:background-color="transparent" style:use-window-font-color="true"/>
    </style:style>
    <style:style style:name="T40" style:family="text">
      <style:text-properties fo:font-size="12.00pt" fo:font-weight="bold" fo:font-family="'Cascadia Mono'" style:font-family-asian="'Cascadia Mono'" style:font-family-complex="'Cascadia Mono'" fo:background-color="transparent" style:use-window-font-color="true"/>
    </style:style>
    <style:style style:name="T41" style:family="text">
      <style:text-properties fo:font-size="12.00pt" fo:font-weight="bold" fo:font-family="'Cascadia Mono'" style:font-family-asian="'Cascadia Mono'" style:font-family-complex="'Cascadia Mono'" fo:background-color="transparent" style:use-window-font-color="true"/>
    </style:style>
    <style:style style:name="T42" style:family="text">
      <style:text-properties fo:font-size="12.00pt" fo:font-weight="bold" fo:font-family="'Cascadia Mono'" style:font-family-asian="'Cascadia Mono'" style:font-family-complex="'Cascadia Mono'"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Cascadia Mono'" style:font-family-asian="'Cascadia Mono'" style:font-family-complex="'Cascadia Mono'" fo:background-color="transparent" style:use-window-font-color="true"/>
    </style:style>
    <style:style style:name="T45" style:family="text">
      <style:text-properties fo:font-size="12.00pt" fo:font-weight="normal" fo:font-family="'Cascadia Mono'" style:font-family-asian="'Cascadia Mono'" style:font-family-complex="'Cascadia Mono'" fo:background-color="transparent" style:use-window-font-color="true"/>
    </style:style>
    <style:style style:name="T46" style:family="text">
      <style:text-properties fo:font-size="12.00pt" fo:font-weight="normal" fo:font-family="'Cascadia Mono'" style:font-family-asian="'Cascadia Mono'" style:font-family-complex="'Cascadia Mono'" fo:background-color="transparent" style:use-window-font-color="true"/>
    </style:style>
    <style:style style:name="T47" style:family="text">
      <style:text-properties fo:font-size="12.00pt" fo:font-weight="normal" fo:font-family="'Cascadia Mono'" style:font-family-asian="'Cascadia Mono'" style:font-family-complex="'Cascadia Mono'" fo:background-color="transparent" style:use-window-font-color="true"/>
    </style:style>
    <style:style style:name="T48" style:family="text">
      <style:text-properties fo:font-size="12.00pt" fo:font-weight="normal" fo:font-family="'Cascadia Mono'" style:font-family-asian="'Cascadia Mono'" style:font-family-complex="'Cascadia Mono'" fo:background-color="transparent" style:use-window-font-color="true"/>
    </style:style>
    <style:style style:name="T49" style:family="text">
      <style:text-properties fo:font-size="12.00pt" fo:font-weight="normal" fo:font-family="'Cascadia Mono'" style:font-family-asian="'Cascadia Mono'" style:font-family-complex="'Cascadia Mono'" fo:background-color="transparent" style:use-window-font-color="true"/>
    </style:style>
    <style:style style:name="T50" style:family="text">
      <style:text-properties fo:font-size="12.00pt" fo:font-weight="normal" fo:font-family="'Cascadia Mono'" style:font-family-asian="'Cascadia Mono'" style:font-family-complex="'Cascadia Mono'" fo:background-color="transparent" style:use-window-font-color="true"/>
    </style:style>
    <style:style style:name="T51" style:family="text">
      <style:text-properties fo:font-size="12.00pt" fo:font-weight="normal" fo:font-family="'Cascadia Mono'" style:font-family-asian="'Cascadia Mono'" style:font-family-complex="'Cascadia Mono'" fo:background-color="transparent" style:use-window-font-color="true"/>
    </style:style>
    <style:style style:name="T52" style:family="text">
      <style:text-properties fo:font-size="12.00pt" fo:font-weight="normal" fo:font-family="'Cascadia Mono'" style:font-family-asian="'Cascadia Mono'" style:font-family-complex="'Cascadia Mono'" fo:background-color="transparent" style:use-window-font-color="true"/>
    </style:style>
    <style:style style:name="T53" style:family="text">
      <style:text-properties fo:font-size="12.00pt" fo:font-weight="normal" fo:font-family="'Cascadia Mono'" style:font-family-asian="'Cascadia Mono'" style:font-family-complex="'Cascadia Mono'" fo:background-color="transparent" style:use-window-font-color="true"/>
    </style:style>
    <style:style style:name="T54" style:family="text">
      <style:text-properties fo:font-size="12.00pt" fo:font-weight="normal" fo:font-family="'Cascadia Mono'" style:font-family-asian="'Cascadia Mono'" style:font-family-complex="'Cascadia Mono'" fo:background-color="transparent" style:use-window-font-color="true"/>
    </style:style>
    <style:style style:name="T55" style:family="text">
      <style:text-properties fo:font-size="12.00pt" fo:font-weight="normal" fo:font-family="'Cascadia Mono'" style:font-family-asian="'Cascadia Mono'" style:font-family-complex="'Cascadia Mono'"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bold" fo:font-family="'Cascadia Mono'" style:font-family-asian="'Cascadia Mono'" style:font-family-complex="'Cascadia Mono'" fo:background-color="transparent" style:use-window-font-color="true"/>
    </style:style>
    <style:style style:name="T59" style:family="text">
      <style:text-properties fo:font-size="12.00pt" fo:font-weight="normal" fo:font-family="'Cascadia Mono'" style:font-family-asian="'Cascadia Mono'" style:font-family-complex="'Cascadia Mono'" fo:background-color="transparent" style:use-window-font-color="true"/>
    </style:style>
    <style:style style:name="T60" style:family="text">
      <style:text-properties fo:font-size="12.00pt" fo:font-weight="normal" fo:font-family="'Cascadia Mono'" style:font-family-asian="'Cascadia Mono'" style:font-family-complex="'Cascadia Mono'" fo:background-color="transparent" style:use-window-font-color="true"/>
    </style:style>
    <style:style style:name="T61" style:family="text">
      <style:text-properties fo:font-size="12.00pt" fo:font-weight="normal" fo:font-family="'Cascadia Mono'" style:font-family-asian="'Cascadia Mono'" style:font-family-complex="'Cascadia Mono'" fo:background-color="transparent" style:use-window-font-color="true"/>
    </style:style>
    <style:style style:name="T62" style:family="text">
      <style:text-properties fo:font-size="12.00pt" fo:font-weight="normal" fo:font-family="'Cascadia Mono'" style:font-family-asian="'Cascadia Mono'" style:font-family-complex="'Cascadia Mono'" fo:background-color="transparent" style:use-window-font-color="true"/>
    </style:style>
    <style:style style:name="T63" style:family="text">
      <style:text-properties fo:font-size="12.00pt" fo:font-weight="normal" fo:font-family="'Cascadia Mono'" style:font-family-asian="'Cascadia Mono'" style:font-family-complex="'Cascadia Mono'" fo:background-color="transparent" style:use-window-font-color="true"/>
    </style:style>
    <style:style style:name="T64" style:family="text">
      <style:text-properties fo:font-size="12.00pt" fo:font-weight="normal" fo:font-family="'Cascadia Mono'" style:font-family-asian="'Cascadia Mono'" style:font-family-complex="'Cascadia Mono'"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Cascadia Mono'" style:font-family-asian="'Cascadia Mono'" style:font-family-complex="'Cascadia Mono'" fo:background-color="transparent" style:use-window-font-color="true"/>
    </style:style>
    <style:style style:name="T67" style:family="text">
      <style:text-properties fo:font-size="12.00pt" fo:font-weight="bold" fo:font-family="'Cascadia Mono'" style:font-family-asian="'Cascadia Mono'" style:font-family-complex="'Cascadia Mono'" fo:background-color="transparent" style:use-window-font-color="true"/>
    </style:style>
    <style:style style:name="T68" style:family="text">
      <style:text-properties fo:font-size="12.00pt" fo:font-weight="bold" fo:font-family="'Cascadia Mono'" style:font-family-asian="'Cascadia Mono'" style:font-family-complex="'Cascadia Mono'" fo:background-color="transparent" style:use-window-font-color="true"/>
    </style:style>
    <style:style style:name="T69" style:family="text">
      <style:text-properties fo:font-size="12.00pt" fo:font-weight="bold" fo:font-family="'Cascadia Mono'" style:font-family-asian="'Cascadia Mono'" style:font-family-complex="'Cascadia Mono'" fo:background-color="transparent" style:use-window-font-color="true"/>
    </style:style>
    <style:style style:name="T70" style:family="text">
      <style:text-properties fo:font-size="12.00pt" fo:font-weight="bold" fo:font-family="'Cascadia Mono'" style:font-family-asian="'Cascadia Mono'" style:font-family-complex="'Cascadia Mono'" fo:background-color="transparent" style:use-window-font-color="true"/>
    </style:style>
    <style:style style:name="T71" style:family="text">
      <style:text-properties fo:font-size="12.00pt" fo:font-weight="bold" fo:font-family="'Cascadia Mono'" style:font-family-asian="'Cascadia Mono'" style:font-family-complex="'Cascadia Mono'" fo:background-color="transparent" style:use-window-font-color="true"/>
    </style:style>
    <style:style style:name="T72" style:family="text">
      <style:text-properties fo:font-size="12.00pt" fo:font-weight="bold" fo:font-family="'Cascadia Mono'" style:font-family-asian="'Cascadia Mono'" style:font-family-complex="'Cascadia Mono'" fo:background-color="transparent" style:use-window-font-color="true"/>
    </style:style>
    <style:style style:name="T73" style:family="text">
      <style:text-properties fo:font-size="12.00pt" fo:font-weight="bold" fo:font-family="'Cascadia Mono'" style:font-family-asian="'Cascadia Mono'" style:font-family-complex="'Cascadia Mono'" fo:background-color="transparent" style:use-window-font-color="true"/>
    </style:style>
    <style:style style:name="T74" style:family="text">
      <style:text-properties fo:font-size="12.00pt" fo:font-weight="bold" fo:font-family="'Cascadia Mono'" style:font-family-asian="'Cascadia Mono'" style:font-family-complex="'Cascadia Mono'" fo:background-color="transparent" style:use-window-font-color="true"/>
    </style:style>
    <style:style style:name="T75" style:family="text">
      <style:text-properties fo:font-size="12.00pt" fo:font-weight="bold" fo:font-family="'Cascadia Mono'" style:font-family-asian="'Cascadia Mono'" style:font-family-complex="'Cascadia Mono'" fo:background-color="transparent" style:use-window-font-color="true"/>
    </style:style>
    <style:style style:name="T76" style:family="text">
      <style:text-properties fo:font-size="12.00pt" fo:font-weight="bold" fo:font-family="'Cascadia Mono'" style:font-family-asian="'Cascadia Mono'" style:font-family-complex="'Cascadia Mono'" fo:background-color="transparent" style:use-window-font-color="true"/>
    </style:style>
    <style:style style:name="T77" style:family="text">
      <style:text-properties fo:font-size="12.00pt" fo:font-weight="bold" fo:font-family="'Cascadia Mono'" style:font-family-asian="'Cascadia Mono'" style:font-family-complex="'Cascadia Mono'" fo:background-color="transparent" style:use-window-font-color="true"/>
    </style:style>
    <style:style style:name="T78" style:family="text">
      <style:text-properties fo:font-size="12.00pt" fo:font-weight="bold" fo:font-family="'Cascadia Mono'" style:font-family-asian="'Cascadia Mono'" style:font-family-complex="'Cascadia Mono'" fo:background-color="transparent" style:use-window-font-color="true"/>
    </style:style>
    <style:style style:name="T79" style:family="text">
      <style:text-properties fo:font-size="12.00pt" fo:font-weight="bold" fo:font-family="'Cascadia Mono'" style:font-family-asian="'Cascadia Mono'" style:font-family-complex="'Cascadia Mono'" fo:background-color="transparent" style:use-window-font-color="true"/>
    </style:style>
    <style:style style:name="T80" style:family="text">
      <style:text-properties fo:font-size="12.00pt" fo:font-weight="bold" fo:font-family="'Cascadia Mono'" style:font-family-asian="'Cascadia Mono'" style:font-family-complex="'Cascadia Mono'" fo:background-color="transparent" style:use-window-font-color="true"/>
    </style:style>
    <style:style style:name="T81" style:family="text">
      <style:text-properties fo:font-size="12.00pt" fo:font-weight="bold" fo:font-family="'Cascadia Mono'" style:font-family-asian="'Cascadia Mono'" style:font-family-complex="'Cascadia Mono'" fo:background-color="transparent" style:use-window-font-color="true"/>
    </style:style>
    <style:style style:name="T82" style:family="text">
      <style:text-properties fo:font-size="12.00pt" fo:font-weight="bold" fo:font-family="'Cascadia Mono'" style:font-family-asian="'Cascadia Mono'" style:font-family-complex="'Cascadia Mono'" fo:background-color="transparent" style:use-window-font-color="true"/>
    </style:style>
    <style:style style:name="T83" style:family="text">
      <style:text-properties fo:font-size="12.00pt" fo:font-weight="bold" fo:font-family="'Cascadia Mono'" style:font-family-asian="'Cascadia Mono'" style:font-family-complex="'Cascadia Mono'" fo:background-color="transparent" style:use-window-font-color="true"/>
    </style:style>
    <style:style style:name="T84" style:family="text">
      <style:text-properties fo:font-size="12.00pt" fo:font-weight="bold" fo:font-family="'Cascadia Mono'" style:font-family-asian="'Cascadia Mono'" style:font-family-complex="'Cascadia Mono'" fo:background-color="transparent" style:use-window-font-color="true"/>
    </style:style>
    <style:style style:name="T85" style:family="text">
      <style:text-properties fo:font-size="12.00pt" fo:font-weight="bold" fo:font-family="'Cascadia Mono'" style:font-family-asian="'Cascadia Mono'" style:font-family-complex="'Cascadia Mono'" fo:background-color="transparent" style:use-window-font-color="true"/>
    </style:style>
    <style:style style:name="T86" style:family="text">
      <style:text-properties fo:font-size="12.00pt" fo:font-weight="bold" fo:font-family="'Cascadia Mono'" style:font-family-asian="'Cascadia Mono'" style:font-family-complex="'Cascadia Mono'" fo:background-color="transparent" style:use-window-font-color="true"/>
    </style:style>
    <style:style style:name="T87" style:family="text">
      <style:text-properties fo:font-size="12.00pt" fo:font-weight="bold" fo:font-family="'Cascadia Mono'" style:font-family-asian="'Cascadia Mono'" style:font-family-complex="'Cascadia Mono'" fo:background-color="transparent" style:use-window-font-color="true"/>
    </style:style>
    <style:style style:name="T88" style:family="text">
      <style:text-properties fo:font-size="12.00pt" fo:font-weight="bold" fo:font-family="'Cascadia Mono'" style:font-family-asian="'Cascadia Mono'" style:font-family-complex="'Cascadia Mono'" fo:background-color="transparent" style:use-window-font-color="true"/>
    </style:style>
    <style:style style:name="T89" style:family="text">
      <style:text-properties fo:font-size="12.00pt" fo:font-weight="bold" fo:font-family="'Cascadia Mono'" style:font-family-asian="'Cascadia Mono'" style:font-family-complex="'Cascadia Mono'" fo:background-color="transparent" style:use-window-font-color="true"/>
    </style:style>
    <style:style style:name="T90" style:family="text">
      <style:text-properties fo:font-size="12.00pt" fo:font-weight="bold" fo:font-family="'Cascadia Mono'" style:font-family-asian="'Cascadia Mono'" style:font-family-complex="'Cascadia Mono'" fo:background-color="transparent" style:use-window-font-color="true"/>
    </style:style>
    <style:style style:name="T91" style:family="text">
      <style:text-properties fo:font-size="12.00pt" fo:font-weight="bold" fo:font-family="'Cascadia Mono'" style:font-family-asian="'Cascadia Mono'" style:font-family-complex="'Cascadia Mono'" fo:background-color="transparent" style:use-window-font-color="true"/>
    </style:style>
    <style:style style:name="T92" style:family="text">
      <style:text-properties fo:font-size="12.00pt" fo:font-weight="bold" fo:font-family="'Cascadia Mono'" style:font-family-asian="'Cascadia Mono'" style:font-family-complex="'Cascadia Mono'" fo:background-color="transparent" style:use-window-font-color="true"/>
    </style:style>
    <style:style style:name="T93" style:family="text">
      <style:text-properties fo:font-size="12.00pt" fo:font-weight="bold" fo:font-family="'Cascadia Mono'" style:font-family-asian="'Cascadia Mono'" style:font-family-complex="'Cascadia Mono'" fo:background-color="transparent" style:use-window-font-color="true"/>
    </style:style>
    <style:style style:name="T94" style:family="text">
      <style:text-properties fo:font-size="12.00pt" fo:font-weight="bold" fo:font-family="'Cascadia Mono'" style:font-family-asian="'Cascadia Mono'" style:font-family-complex="'Cascadia Mono'" fo:background-color="transparent" style:use-window-font-color="true"/>
    </style:style>
    <style:style style:name="T95" style:family="text">
      <style:text-properties fo:font-size="12.00pt" fo:font-weight="bold" fo:font-family="'Cascadia Mono'" style:font-family-asian="'Cascadia Mono'" style:font-family-complex="'Cascadia Mono'" fo:background-color="transparent" style:use-window-font-color="true"/>
    </style:style>
    <style:style style:name="T96" style:family="text">
      <style:text-properties fo:font-size="12.00pt" fo:font-weight="bold" fo:font-family="'Cascadia Mono'" style:font-family-asian="'Cascadia Mono'" style:font-family-complex="'Cascadia Mono'" fo:background-color="transparent" style:use-window-font-color="true"/>
    </style:style>
    <style:style style:name="T97" style:family="text">
      <style:text-properties fo:font-size="12.00pt" fo:font-weight="bold" fo:font-family="'Cascadia Mono'" style:font-family-asian="'Cascadia Mono'" style:font-family-complex="'Cascadia Mono'" fo:background-color="transparent" style:use-window-font-color="true"/>
    </style:style>
    <style:style style:name="T98" style:family="text">
      <style:text-properties fo:font-size="12.00pt" fo:font-weight="bold" fo:font-family="'Cascadia Mono'" style:font-family-asian="'Cascadia Mono'" style:font-family-complex="'Cascadia Mono'" fo:background-color="transparent" style:use-window-font-color="true"/>
    </style:style>
    <style:style style:name="T99" style:family="text">
      <style:text-properties fo:font-size="12.00pt" fo:font-weight="bold" fo:font-family="'Cascadia Mono'" style:font-family-asian="'Cascadia Mono'" style:font-family-complex="'Cascadia Mono'" fo:background-color="transparent" style:use-window-font-color="true"/>
    </style:style>
    <style:style style:name="T100" style:family="text">
      <style:text-properties fo:font-size="12.00pt" fo:font-weight="bold" fo:font-family="'Cascadia Mono'" style:font-family-asian="'Cascadia Mono'" style:font-family-complex="'Cascadia Mono'" fo:background-color="transparent" style:use-window-font-color="true"/>
    </style:style>
    <style:style style:name="T101" style:family="text">
      <style:text-properties fo:font-size="12.00pt" fo:font-weight="bold" fo:font-family="'Cascadia Mono'" style:font-family-asian="'Cascadia Mono'" style:font-family-complex="'Cascadia Mono'" fo:background-color="transparent" style:use-window-font-color="true"/>
    </style:style>
    <style:style style:name="T102" style:family="text">
      <style:text-properties fo:font-size="12.00pt" fo:font-weight="bold" fo:font-family="'Cascadia Mono'" style:font-family-asian="'Cascadia Mono'" style:font-family-complex="'Cascadia Mono'" fo:background-color="transparent" style:use-window-font-color="true"/>
    </style:style>
    <style:style style:name="T103" style:family="text">
      <style:text-properties fo:font-size="12.00pt" fo:font-weight="bold" fo:font-family="'Cascadia Mono'" style:font-family-asian="'Cascadia Mono'" style:font-family-complex="'Cascadia Mono'"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scadia Mono'" style:font-family-asian="'Cascadia Mono'" style:font-family-complex="'Cascadia Mono'" fo:background-color="transparent" style:use-window-font-color="true"/>
    </style:style>
    <style:style style:name="T108" style:family="text">
      <style:text-properties fo:font-size="12.00pt" fo:font-weight="normal" fo:font-family="'Cascadia Mono'" style:font-family-asian="'Cascadia Mono'" style:font-family-complex="'Cascadia Mono'" fo:background-color="transparent" style:use-window-font-color="true"/>
    </style:style>
    <style:style style:name="T109" style:family="text">
      <style:text-properties fo:font-size="12.00pt" fo:font-weight="normal" fo:font-family="'Cascadia Mono'" style:font-family-asian="'Cascadia Mono'" style:font-family-complex="'Cascadia Mono'" fo:background-color="transparent" style:use-window-font-color="true"/>
    </style:style>
    <style:style style:name="T110" style:family="text">
      <style:text-properties fo:font-size="12.00pt" fo:font-weight="normal" fo:font-family="'Cascadia Mono'" style:font-family-asian="'Cascadia Mono'" style:font-family-complex="'Cascadia Mono'" fo:background-color="transparent" style:use-window-font-color="true"/>
    </style:style>
    <style:style style:name="T111" style:family="text">
      <style:text-properties fo:font-size="12.00pt" fo:font-weight="normal" fo:font-family="'Cascadia Mono'" style:font-family-asian="'Cascadia Mono'" style:font-family-complex="'Cascadia Mono'" fo:background-color="transparent" style:use-window-font-color="true"/>
    </style:style>
    <style:style style:name="T112" style:family="text">
      <style:text-properties fo:font-size="12.00pt" fo:font-weight="normal" fo:font-family="'Cascadia Mono'" style:font-family-asian="'Cascadia Mono'" style:font-family-complex="'Cascadia Mono'" fo:background-color="transparent" style:use-window-font-color="true"/>
    </style:style>
    <style:style style:name="T113" style:family="text">
      <style:text-properties fo:font-size="12.00pt" fo:font-weight="normal" fo:font-family="'Cascadia Mono'" style:font-family-asian="'Cascadia Mono'" style:font-family-complex="'Cascadia Mono'" fo:background-color="transparent" style:use-window-font-color="true"/>
    </style:style>
    <style:style style:name="T114" style:family="text">
      <style:text-properties fo:font-size="12.00pt" fo:font-weight="normal" fo:font-family="'Cascadia Mono'" style:font-family-asian="'Cascadia Mono'" style:font-family-complex="'Cascadia Mono'" fo:background-color="transparent" style:use-window-font-color="true"/>
    </style:style>
    <style:style style:name="T115" style:family="text">
      <style:text-properties fo:font-size="12.00pt" fo:font-weight="normal" fo:font-family="'Cascadia Mono'" style:font-family-asian="'Cascadia Mono'" style:font-family-complex="'Cascadia Mono'" fo:background-color="transparent" style:use-window-font-color="true"/>
    </style:style>
    <style:style style:name="T116" style:family="text">
      <style:text-properties fo:font-size="12.00pt" fo:font-weight="normal" fo:font-family="'Cascadia Mono'" style:font-family-asian="'Cascadia Mono'" style:font-family-complex="'Cascadia Mono'" fo:background-color="transparent" style:use-window-font-color="true"/>
    </style:style>
    <style:style style:name="T117" style:family="text">
      <style:text-properties fo:font-size="12.00pt" fo:font-weight="normal" fo:font-family="'Cascadia Mono'" style:font-family-asian="'Cascadia Mono'" style:font-family-complex="'Cascadia Mono'" fo:background-color="transparent" style:use-window-font-color="true"/>
    </style:style>
    <style:style style:name="T118" style:family="text">
      <style:text-properties fo:font-size="12.00pt" fo:font-weight="normal" fo:font-family="'Cascadia Mono'" style:font-family-asian="'Cascadia Mono'" style:font-family-complex="'Cascadia Mono'" fo:background-color="transparent" style:use-window-font-color="true"/>
    </style:style>
    <style:style style:name="T119" style:family="text">
      <style:text-properties fo:font-size="12.00pt" fo:font-weight="normal" fo:font-family="'Cascadia Mono'" style:font-family-asian="'Cascadia Mono'" style:font-family-complex="'Cascadia Mono'" fo:background-color="transparent" style:use-window-font-color="true"/>
    </style:style>
    <style:style style:name="T120" style:family="text">
      <style:text-properties fo:font-size="12.00pt" fo:font-weight="normal" fo:font-family="'Cascadia Mono'" style:font-family-asian="'Cascadia Mono'" style:font-family-complex="'Cascadia Mono'" fo:background-color="transparent" style:use-window-font-color="true"/>
    </style:style>
    <style:style style:name="T121" style:family="text">
      <style:text-properties fo:font-size="12.00pt" fo:font-weight="normal" fo:font-family="'Cascadia Mono'" style:font-family-asian="'Cascadia Mono'" style:font-family-complex="'Cascadia Mono'" fo:background-color="transparent" style:use-window-font-color="true"/>
    </style:style>
    <style:style style:name="T122" style:family="text">
      <style:text-properties fo:font-size="12.00pt" fo:font-weight="normal" fo:font-family="'Cascadia Mono'" style:font-family-asian="'Cascadia Mono'" style:font-family-complex="'Cascadia Mono'" fo:background-color="transparent" style:use-window-font-color="true"/>
    </style:style>
    <style:style style:name="T123" style:family="text">
      <style:text-properties fo:font-size="12.00pt" fo:font-weight="normal" fo:font-family="'Cascadia Mono'" style:font-family-asian="'Cascadia Mono'" style:font-family-complex="'Cascadia Mono'" fo:background-color="transparent" style:use-window-font-color="true"/>
    </style:style>
    <style:style style:name="T124" style:family="text">
      <style:text-properties fo:font-size="12.00pt" fo:font-weight="normal" fo:font-family="'Cascadia Mono'" style:font-family-asian="'Cascadia Mono'" style:font-family-complex="'Cascadia Mono'" fo:background-color="transparent" style:use-window-font-color="true"/>
    </style:style>
    <style:style style:name="T125" style:family="text">
      <style:text-properties fo:font-size="12.00pt" fo:font-weight="normal" fo:font-family="'Cascadia Mono'" style:font-family-asian="'Cascadia Mono'" style:font-family-complex="'Cascadia Mono'" fo:background-color="transparent" style:use-window-font-color="true"/>
    </style:style>
    <style:style style:name="T126" style:family="text">
      <style:text-properties fo:font-size="12.00pt" fo:font-weight="normal" fo:font-family="'Cascadia Mono'" style:font-family-asian="'Cascadia Mono'" style:font-family-complex="'Cascadia Mono'" fo:background-color="transparent" style:use-window-font-color="true"/>
    </style:style>
    <style:style style:name="T127" style:family="text">
      <style:text-properties fo:font-size="12.00pt" fo:font-weight="normal" fo:font-family="'Cascadia Mono'" style:font-family-asian="'Cascadia Mono'" style:font-family-complex="'Cascadia Mono'" fo:background-color="transparent" style:use-window-font-color="true"/>
    </style:style>
    <style:style style:name="T128" style:family="text">
      <style:text-properties fo:font-size="12.00pt" fo:font-weight="normal" fo:font-family="'Cascadia Mono'" style:font-family-asian="'Cascadia Mono'" style:font-family-complex="'Cascadia Mono'" fo:background-color="transparent" style:use-window-font-color="true"/>
    </style:style>
    <style:style style:name="T129" style:family="text">
      <style:text-properties fo:font-size="12.00pt" fo:font-weight="normal" fo:font-family="'Cascadia Mono'" style:font-family-asian="'Cascadia Mono'" style:font-family-complex="'Cascadia Mono'" fo:background-color="transparent" style:use-window-font-color="true"/>
    </style:style>
    <style:style style:name="T130" style:family="text">
      <style:text-properties fo:font-size="12.00pt" fo:font-weight="normal" fo:font-family="'Cascadia Mono'" style:font-family-asian="'Cascadia Mono'" style:font-family-complex="'Cascadia Mono'" fo:background-color="transparent" style:use-window-font-color="true"/>
    </style:style>
    <style:style style:name="T131" style:family="text">
      <style:text-properties fo:font-size="12.00pt" fo:font-weight="normal" fo:font-family="'Cascadia Mono'" style:font-family-asian="'Cascadia Mono'" style:font-family-complex="'Cascadia Mono'" fo:background-color="transparent" style:use-window-font-color="true"/>
    </style:style>
    <style:style style:name="T132" style:family="text">
      <style:text-properties fo:font-size="12.00pt" fo:font-weight="normal" fo:font-family="'Cascadia Mono'" style:font-family-asian="'Cascadia Mono'" style:font-family-complex="'Cascadia Mono'" fo:background-color="transparent" style:use-window-font-color="true"/>
    </style:style>
    <style:style style:name="T133" style:family="text">
      <style:text-properties fo:font-size="12.00pt" fo:font-weight="normal" fo:font-family="'Cascadia Mono'" style:font-family-asian="'Cascadia Mono'" style:font-family-complex="'Cascadia Mono'" fo:background-color="transparent" style:use-window-font-color="true"/>
    </style:style>
    <style:style style:name="T134" style:family="text">
      <style:text-properties fo:font-size="12.00pt" fo:font-weight="normal" fo:font-family="'Cascadia Mono'" style:font-family-asian="'Cascadia Mono'" style:font-family-complex="'Cascadia Mono'"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Cascadia Mono'" style:font-family-asian="'Cascadia Mono'" style:font-family-complex="'Cascadia Mono'" fo:background-color="transparent" style:use-window-font-color="true"/>
    </style:style>
    <style:style style:name="T137" style:family="text">
      <style:text-properties fo:font-size="12.00pt" fo:font-weight="normal" fo:font-family="'Cascadia Mono'" style:font-family-asian="'Cascadia Mono'" style:font-family-complex="'Cascadia Mono'" fo:background-color="transparent" style:use-window-font-color="true"/>
    </style:style>
    <style:style style:name="T138" style:family="text">
      <style:text-properties fo:font-size="12.00pt" fo:font-weight="normal" fo:font-family="'Cascadia Mono'" style:font-family-asian="'Cascadia Mono'" style:font-family-complex="'Cascadia Mono'" fo:background-color="transparent" style:use-window-font-color="true"/>
    </style:style>
    <style:style style:name="T139" style:family="text">
      <style:text-properties fo:font-size="12.00pt" fo:font-weight="normal" fo:font-family="'Cascadia Mono'" style:font-family-asian="'Cascadia Mono'" style:font-family-complex="'Cascadia Mono'" fo:background-color="transparent" style:use-window-font-color="true"/>
    </style:style>
    <style:style style:name="T140" style:family="text">
      <style:text-properties fo:font-size="12.00pt" fo:font-weight="normal" fo:font-family="'Cascadia Mono'" style:font-family-asian="'Cascadia Mono'" style:font-family-complex="'Cascadia Mono'" fo:background-color="transparent" style:use-window-font-color="true"/>
    </style:style>
    <style:style style:name="T141" style:family="text">
      <style:text-properties fo:font-size="12.00pt" fo:font-weight="normal" fo:font-family="'Cascadia Mono'" style:font-family-asian="'Cascadia Mono'" style:font-family-complex="'Cascadia Mono'" fo:background-color="transparent" style:use-window-font-color="true"/>
    </style:style>
    <style:style style:name="T142" style:family="text">
      <style:text-properties fo:font-size="12.00pt" fo:font-weight="normal" fo:font-family="'Cascadia Mono'" style:font-family-asian="'Cascadia Mono'" style:font-family-complex="'Cascadia Mono'" fo:background-color="transparent" style:use-window-font-color="true"/>
    </style:style>
    <style:style style:name="T143" style:family="text">
      <style:text-properties fo:font-size="12.00pt" fo:font-weight="normal" fo:font-family="'Cascadia Mono'" style:font-family-asian="'Cascadia Mono'" style:font-family-complex="'Cascadia Mono'" fo:background-color="transparent" style:use-window-font-color="true"/>
    </style:style>
    <style:style style:name="T144" style:family="text">
      <style:text-properties fo:font-size="12.00pt" fo:font-weight="normal" fo:font-family="'Cascadia Mono'" style:font-family-asian="'Cascadia Mono'" style:font-family-complex="'Cascadia Mono'" fo:background-color="transparent" style:use-window-font-color="true"/>
    </style:style>
    <style:style style:name="T145" style:family="text">
      <style:text-properties fo:font-size="12.00pt" fo:font-weight="normal" fo:font-family="'Cascadia Mono'" style:font-family-asian="'Cascadia Mono'" style:font-family-complex="'Cascadia Mono'"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Cascadia Mono'" style:font-family-asian="'Cascadia Mono'" style:font-family-complex="'Cascadia Mono'" fo:background-color="transparent" style:use-window-font-color="true"/>
    </style:style>
    <style:style style:name="T148" style:family="text">
      <style:text-properties fo:font-size="12.00pt" fo:font-weight="normal" fo:font-family="'Cascadia Mono'" style:font-family-asian="'Cascadia Mono'" style:font-family-complex="'Cascadia Mono'" fo:background-color="transparent" style:use-window-font-color="true"/>
    </style:style>
    <style:style style:name="T149" style:family="text">
      <style:text-properties fo:font-size="12.00pt" fo:font-weight="normal" fo:font-family="'Cascadia Mono'" style:font-family-asian="'Cascadia Mono'" style:font-family-complex="'Cascadia Mono'" fo:background-color="transparent" style:use-window-font-color="true"/>
    </style:style>
    <style:style style:name="T150" style:family="text">
      <style:text-properties fo:font-size="12.00pt" fo:font-weight="normal" fo:font-family="'Cascadia Mono'" style:font-family-asian="'Cascadia Mono'" style:font-family-complex="'Cascadia Mono'" fo:background-color="transparent" style:use-window-font-color="true"/>
    </style:style>
    <style:style style:name="T151" style:family="text">
      <style:text-properties fo:font-size="12.00pt" fo:font-weight="normal" fo:font-family="'Cascadia Mono'" style:font-family-asian="'Cascadia Mono'" style:font-family-complex="'Cascadia Mono'" fo:background-color="transparent" style:use-window-font-color="true"/>
    </style:style>
    <style:style style:name="T152" style:family="text">
      <style:text-properties fo:font-size="12.00pt" fo:font-weight="normal" fo:font-family="'Cascadia Mono'" style:font-family-asian="'Cascadia Mono'" style:font-family-complex="'Cascadia Mono'" fo:background-color="transparent" style:use-window-font-color="true"/>
    </style:style>
    <style:style style:name="T153" style:family="text">
      <style:text-properties fo:font-size="12.00pt" fo:font-weight="normal" fo:font-family="'Cascadia Mono'" style:font-family-asian="'Cascadia Mono'" style:font-family-complex="'Cascadia Mono'" fo:background-color="transparent" style:use-window-font-color="true"/>
    </style:style>
    <style:style style:name="T154" style:family="text">
      <style:text-properties fo:font-size="12.00pt" fo:font-weight="normal" fo:font-family="'Cascadia Mono'" style:font-family-asian="'Cascadia Mono'" style:font-family-complex="'Cascadia Mono'" fo:background-color="transparent" style:use-window-font-color="true"/>
    </style:style>
    <style:style style:name="T155" style:family="text">
      <style:text-properties fo:font-size="12.00pt" fo:font-weight="normal" fo:font-family="'Cascadia Mono'" style:font-family-asian="'Cascadia Mono'" style:font-family-complex="'Cascadia Mono'" fo:background-color="transparent" style:use-window-font-color="true"/>
    </style:style>
    <style:style style:name="T156" style:family="text">
      <style:text-properties fo:font-size="12.00pt" fo:font-weight="normal" fo:font-family="'Cascadia Mono'" style:font-family-asian="'Cascadia Mono'" style:font-family-complex="'Cascadia Mono'" fo:background-color="transparent" style:use-window-font-color="true"/>
    </style:style>
    <style:style style:name="T157" style:family="text">
      <style:text-properties fo:font-size="12.00pt" fo:font-weight="normal" fo:font-family="'Cascadia Mono'" style:font-family-asian="'Cascadia Mono'" style:font-family-complex="'Cascadia Mono'" fo:background-color="transparent" style:use-window-font-color="true"/>
    </style:style>
    <style:style style:name="T158" style:family="text">
      <style:text-properties fo:font-size="12.00pt" fo:font-weight="normal" fo:font-family="'Cascadia Mono'" style:font-family-asian="'Cascadia Mono'" style:font-family-complex="'Cascadia Mono'"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Cascadia Mono'" style:font-family-asian="'Cascadia Mono'" style:font-family-complex="'Cascadia Mono'" fo:background-color="transparent" style:use-window-font-color="true"/>
    </style:style>
    <style:style style:name="T161" style:family="text">
      <style:text-properties fo:font-size="12.00pt" fo:font-weight="normal" fo:font-family="'Cascadia Mono'" style:font-family-asian="'Cascadia Mono'" style:font-family-complex="'Cascadia Mono'" fo:background-color="transparent" style:use-window-font-color="true"/>
    </style:style>
    <style:style style:name="T162" style:family="text">
      <style:text-properties fo:font-size="12.00pt" fo:font-weight="normal" fo:font-family="'Cascadia Mono'" style:font-family-asian="'Cascadia Mono'" style:font-family-complex="'Cascadia Mono'" fo:background-color="transparent" style:use-window-font-color="true"/>
    </style:style>
    <style:style style:name="T163" style:family="text">
      <style:text-properties fo:font-size="12.00pt" fo:font-weight="normal" fo:font-family="'Cascadia Mono'" style:font-family-asian="'Cascadia Mono'" style:font-family-complex="'Cascadia Mono'" fo:background-color="transparent" style:use-window-font-color="true"/>
    </style:style>
    <style:style style:name="T164" style:family="text">
      <style:text-properties fo:font-size="12.00pt" fo:font-weight="normal" fo:font-family="'Cascadia Mono'" style:font-family-asian="'Cascadia Mono'" style:font-family-complex="'Cascadia Mono'" fo:background-color="transparent" style:use-window-font-color="true"/>
    </style:style>
    <style:style style:name="T165" style:family="text">
      <style:text-properties fo:font-size="12.00pt" fo:font-weight="normal" fo:font-family="'Cascadia Mono'" style:font-family-asian="'Cascadia Mono'" style:font-family-complex="'Cascadia Mono'"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Cascadia Mono'" style:font-family-asian="'Cascadia Mono'" style:font-family-complex="'Cascadia Mono'" fo:background-color="transparent" style:use-window-font-color="true"/>
    </style:style>
    <style:style style:name="T168" style:family="text">
      <style:text-properties fo:font-size="12.00pt" fo:font-weight="normal" fo:font-family="'Cascadia Mono'" style:font-family-asian="'Cascadia Mono'" style:font-family-complex="'Cascadia Mono'" fo:background-color="transparent" style:use-window-font-color="true"/>
    </style:style>
    <style:style style:name="T169" style:family="text">
      <style:text-properties fo:font-size="12.00pt" fo:font-weight="normal" fo:font-family="'Cascadia Mono'" style:font-family-asian="'Cascadia Mono'" style:font-family-complex="'Cascadia Mono'" fo:background-color="transparent" style:use-window-font-color="true"/>
    </style:style>
    <style:style style:name="T170" style:family="text">
      <style:text-properties fo:font-size="12.00pt" fo:font-weight="normal" fo:font-family="'Cascadia Mono'" style:font-family-asian="'Cascadia Mono'" style:font-family-complex="'Cascadia Mono'" fo:background-color="transparent" style:use-window-font-color="true"/>
    </style:style>
    <style:style style:name="T171" style:family="text">
      <style:text-properties fo:font-size="12.00pt" fo:font-weight="normal" fo:font-family="'Cascadia Mono'" style:font-family-asian="'Cascadia Mono'" style:font-family-complex="'Cascadia Mono'" fo:background-color="transparent" style:use-window-font-color="true"/>
    </style:style>
    <style:style style:name="T172" style:family="text">
      <style:text-properties fo:font-size="12.00pt" fo:font-weight="normal" fo:font-family="'Cascadia Mono'" style:font-family-asian="'Cascadia Mono'" style:font-family-complex="'Cascadia Mono'" fo:background-color="transparent" style:use-window-font-color="true"/>
    </style:style>
    <style:style style:name="T173" style:family="text">
      <style:text-properties fo:font-size="12.00pt" fo:font-weight="normal" fo:font-family="'Cascadia Mono'" style:font-family-asian="'Cascadia Mono'" style:font-family-complex="'Cascadia Mono'" fo:background-color="transparent" style:use-window-font-color="true"/>
    </style:style>
    <style:style style:name="T174" style:family="text">
      <style:text-properties fo:font-size="12.00pt" fo:font-weight="normal" fo:font-family="'Cascadia Mono'" style:font-family-asian="'Cascadia Mono'" style:font-family-complex="'Cascadia Mono'" fo:background-color="transparent" style:use-window-font-color="true"/>
    </style:style>
    <style:style style:name="T175" style:family="text">
      <style:text-properties fo:font-size="12.00pt" fo:font-weight="normal" fo:font-family="'Cascadia Mono'" style:font-family-asian="'Cascadia Mono'" style:font-family-complex="'Cascadia Mono'" fo:background-color="transparent" style:use-window-font-color="true"/>
    </style:style>
    <style:style style:name="T176" style:family="text">
      <style:text-properties fo:font-size="12.00pt" fo:font-weight="normal" fo:font-family="'Cascadia Mono'" style:font-family-asian="'Cascadia Mono'" style:font-family-complex="'Cascadia Mono'"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2.00pt" fo:font-weight="normal" fo:font-family="'Cascadia Mono'" style:font-family-asian="'Cascadia Mono'" style:font-family-complex="'Cascadia Mono'" fo:background-color="transparent" style:use-window-font-color="true"/>
    </style:style>
    <style:style style:name="T179" style:family="text">
      <style:text-properties fo:font-size="12.00pt" fo:font-weight="normal" fo:font-family="'Cascadia Mono'" style:font-family-asian="'Cascadia Mono'" style:font-family-complex="'Cascadia Mono'" fo:background-color="transparent" style:use-window-font-color="true"/>
    </style:style>
    <style:style style:name="T180" style:family="text">
      <style:text-properties fo:font-size="12.00pt" fo:font-weight="normal" fo:font-family="'Cascadia Mono'" style:font-family-asian="'Cascadia Mono'" style:font-family-complex="'Cascadia Mono'" fo:background-color="transparent" style:use-window-font-color="true"/>
    </style:style>
    <style:style style:name="T181" style:family="text">
      <style:text-properties fo:font-size="12.00pt" fo:font-weight="normal" fo:font-family="'Cascadia Mono'" style:font-family-asian="'Cascadia Mono'" style:font-family-complex="'Cascadia Mono'"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bold" fo:font-family="'Cascadia Mono'" style:font-family-asian="'Cascadia Mono'" style:font-family-complex="'Cascadia Mono'" fo:background-color="transparent" style:use-window-font-color="true"/>
    </style:style>
    <style:style style:name="T184" style:family="text">
      <style:text-properties fo:font-size="12.00pt" fo:font-weight="bold" style:text-underline-mode="continuous" style:text-underline-type="single" style:text-underline-style="solid" style:text-underline-width="normal" fo:font-family="'Cascadia Mono'" style:font-family-asian="'Cascadia Mono'" style:font-family-complex="'Cascadia Mono'" fo:background-color="transparent" fo:color="#0000ff"/>
    </style:style>
    <style:style style:name="T185" style:family="text">
      <style:text-properties fo:font-size="12.00pt" fo:font-weight="bold" style:text-underline-mode="continuous" style:text-underline-type="single" style:text-underline-style="solid" style:text-underline-width="normal" fo:font-family="'Cascadia Mono'" style:font-family-asian="'Cascadia Mono'" style:font-family-complex="'Cascadia Mono'" fo:background-color="transparent" fo:color="#0000ff"/>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bold" fo:font-family="'Cascadia Mono'" style:font-family-asian="'Cascadia Mono'" style:font-family-complex="'Cascadia Mono'" fo:background-color="transparent" style:use-window-font-color="true"/>
    </style:style>
    <style:style style:name="T188" style:family="text">
      <style:text-properties fo:font-size="12.00pt" fo:font-weight="bold" fo:font-family="'Cascadia Mono'" style:font-family-asian="'Cascadia Mono'" style:font-family-complex="'Cascadia Mono'"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Cascadia Mono'" style:font-family-asian="'Cascadia Mono'" style:font-family-complex="'Cascadia Mono'" fo:background-color="transparent" style:use-window-font-color="true"/>
    </style:style>
    <style:style style:name="T191" style:family="text">
      <style:text-properties fo:font-size="12.00pt" fo:font-weight="normal" fo:font-family="'Cascadia Mono'" style:font-family-asian="'Cascadia Mono'" style:font-family-complex="'Cascadia Mono'" fo:background-color="transparent" style:use-window-font-color="true"/>
    </style:style>
    <style:style style:name="T192" style:family="text">
      <style:text-properties fo:font-size="12.00pt" fo:font-weight="normal" fo:font-family="'Cascadia Mono'" style:font-family-asian="'Cascadia Mono'" style:font-family-complex="'Cascadia Mono'" fo:background-color="transparent" style:use-window-font-color="true"/>
    </style:style>
    <style:style style:name="T193" style:family="text">
      <style:text-properties fo:font-size="12.00pt" fo:font-weight="normal" fo:font-family="'Cascadia Mono'" style:font-family-asian="'Cascadia Mono'" style:font-family-complex="'Cascadia Mono'" fo:background-color="transparent" style:use-window-font-color="true"/>
    </style:style>
    <style:style style:name="T194" style:family="text">
      <style:text-properties fo:font-size="12.00pt" fo:font-weight="normal" fo:font-family="'Cascadia Mono'" style:font-family-asian="'Cascadia Mono'" style:font-family-complex="'Cascadia Mono'" fo:background-color="transparent" style:use-window-font-color="true"/>
    </style:style>
    <style:style style:name="T195" style:family="text">
      <style:text-properties fo:font-size="12.00pt" fo:font-weight="normal" fo:font-family="'Cascadia Mono'" style:font-family-asian="'Cascadia Mono'" style:font-family-complex="'Cascadia Mono'" fo:background-color="transparent" style:use-window-font-color="true"/>
    </style:style>
    <style:style style:name="T196" style:family="text">
      <style:text-properties fo:font-size="12.00pt" fo:font-weight="normal" fo:font-family="'Cascadia Mono'" style:font-family-asian="'Cascadia Mono'" style:font-family-complex="'Cascadia Mono'" fo:background-color="transparent" style:use-window-font-color="true"/>
    </style:style>
    <style:style style:name="T197" style:family="text">
      <style:text-properties fo:font-size="12.00pt" fo:font-weight="normal" fo:font-family="'Cascadia Mono'" style:font-family-asian="'Cascadia Mono'" style:font-family-complex="'Cascadia Mono'" fo:background-color="transparent" style:use-window-font-color="true"/>
    </style:style>
    <style:style style:name="T198" style:family="text">
      <style:text-properties fo:font-size="12.00pt" fo:font-weight="normal" fo:font-family="'Cascadia Mono'" style:font-family-asian="'Cascadia Mono'" style:font-family-complex="'Cascadia Mono'" fo:background-color="transparent" style:use-window-font-color="true"/>
    </style:style>
    <style:style style:name="T199" style:family="text">
      <style:text-properties fo:font-size="12.00pt" fo:font-weight="normal" fo:font-family="'Cascadia Mono'" style:font-family-asian="'Cascadia Mono'" style:font-family-complex="'Cascadia Mono'" fo:background-color="transparent" style:use-window-font-color="true"/>
    </style:style>
    <style:style style:name="T200" style:family="text">
      <style:text-properties fo:font-size="12.00pt" fo:font-weight="normal" fo:font-family="'Cascadia Mono'" style:font-family-asian="'Cascadia Mono'" style:font-family-complex="'Cascadia Mono'" fo:background-color="transparent" style:use-window-font-color="true"/>
    </style:style>
    <style:style style:name="T201" style:family="text">
      <style:text-properties fo:font-size="12.00pt" fo:font-weight="normal" fo:font-family="'Cascadia Mono'" style:font-family-asian="'Cascadia Mono'" style:font-family-complex="'Cascadia Mono'" fo:background-color="transparent" style:use-window-font-color="true"/>
    </style:style>
    <style:style style:name="T202" style:family="text">
      <style:text-properties fo:font-size="12.00pt" fo:font-weight="normal" fo:font-family="'Cascadia Mono'" style:font-family-asian="'Cascadia Mono'" style:font-family-complex="'Cascadia Mono'" fo:background-color="transparent" style:use-window-font-color="true"/>
    </style:style>
    <style:style style:name="T203" style:family="text">
      <style:text-properties fo:font-size="12.00pt" fo:font-weight="normal" fo:font-family="'Cascadia Mono'" style:font-family-asian="'Cascadia Mono'" style:font-family-complex="'Cascadia Mono'" fo:background-color="transparent" style:use-window-font-color="true"/>
    </style:style>
    <style:style style:name="T204" style:family="text">
      <style:text-properties fo:font-size="12.00pt" fo:font-weight="normal" fo:font-family="'Cascadia Mono'" style:font-family-asian="'Cascadia Mono'" style:font-family-complex="'Cascadia Mono'" fo:background-color="transparent" style:use-window-font-color="true"/>
    </style:style>
    <style:style style:name="T205" style:family="text">
      <style:text-properties fo:font-size="12.00pt" fo:font-weight="normal" fo:font-family="'Cascadia Mono'" style:font-family-asian="'Cascadia Mono'" style:font-family-complex="'Cascadia Mono'" fo:background-color="transparent" style:use-window-font-color="true"/>
    </style:style>
    <style:style style:name="T206" style:family="text">
      <style:text-properties fo:font-size="12.00pt" fo:font-weight="normal" fo:font-family="'Cascadia Mono'" style:font-family-asian="'Cascadia Mono'" style:font-family-complex="'Cascadia Mono'" fo:background-color="transparent" style:use-window-font-color="true"/>
    </style:style>
    <style:style style:name="T207" style:family="text">
      <style:text-properties fo:font-size="12.00pt" fo:font-weight="normal" fo:font-family="'Cascadia Mono'" style:font-family-asian="'Cascadia Mono'" style:font-family-complex="'Cascadia Mono'"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bold" fo:font-family="'Cascadia Mono'" style:font-family-asian="'Cascadia Mono'" style:font-family-complex="'Cascadia Mono'" fo:background-color="transparent" style:use-window-font-color="true"/>
    </style:style>
    <style:style style:name="T210" style:family="text">
      <style:text-properties fo:font-size="12.00pt" fo:font-weight="bold" fo:font-family="'Cascadia Mono'" style:font-family-asian="'Cascadia Mono'" style:font-family-complex="'Cascadia Mono'"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normal" fo:font-family="'Cascadia Mono'" style:font-family-asian="'Cascadia Mono'" style:font-family-complex="'Cascadia Mono'" fo:background-color="transparent" style:use-window-font-color="true"/>
    </style:style>
    <style:style style:name="T213" style:family="text">
      <style:text-properties fo:font-size="12.00pt" fo:font-weight="normal" fo:font-family="'Cascadia Mono'" style:font-family-asian="'Cascadia Mono'" style:font-family-complex="'Cascadia Mono'"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Cascadia Mono'" style:font-family-asian="'Cascadia Mono'" style:font-family-complex="'Cascadia Mono'" fo:background-color="transparent" style:use-window-font-color="true"/>
    </style:style>
    <style:style style:name="T216" style:family="text">
      <style:text-properties fo:font-size="12.00pt" fo:font-weight="normal" fo:font-family="'Cascadia Mono'" style:font-family-asian="'Cascadia Mono'" style:font-family-complex="'Cascadia Mono'"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normal" fo:font-family="'Cascadia Mono'" style:font-family-asian="'Cascadia Mono'" style:font-family-complex="'Cascadia Mono'" fo:background-color="transparent" style:use-window-font-color="true"/>
    </style:style>
    <style:style style:name="T219" style:family="text">
      <style:text-properties fo:font-size="12.00pt" fo:font-weight="normal" fo:font-family="'Cascadia Mono'" style:font-family-asian="'Cascadia Mono'" style:font-family-complex="'Cascadia Mono'" fo:background-color="transparent" style:use-window-font-color="true"/>
    </style:style>
    <style:style style:name="T220" style:family="text">
      <style:text-properties fo:font-size="12.00pt" fo:font-weight="normal" fo:font-family="'Cascadia Mono'" style:font-family-asian="'Cascadia Mono'" style:font-family-complex="'Cascadia Mono'" fo:background-color="transparent" style:use-window-font-color="true"/>
    </style:style>
    <style:style style:name="T221" style:family="text">
      <style:text-properties fo:font-size="12.00pt" fo:font-weight="normal" fo:font-family="'Cascadia Mono'" style:font-family-asian="'Cascadia Mono'" style:font-family-complex="'Cascadia Mono'" fo:background-color="transparent" style:use-window-font-color="true"/>
    </style:style>
    <style:style style:name="T222" style:family="text">
      <style:text-properties fo:font-size="12.00pt" fo:font-weight="normal" fo:font-family="'Cascadia Mono'" style:font-family-asian="'Cascadia Mono'" style:font-family-complex="'Cascadia Mono'" fo:background-color="transparent" style:use-window-font-color="true"/>
    </style:style>
    <style:style style:name="T223" style:family="text">
      <style:text-properties fo:font-size="12.00pt" fo:font-weight="normal" fo:font-family="'Cascadia Mono'" style:font-family-asian="'Cascadia Mono'" style:font-family-complex="'Cascadia Mono'" fo:background-color="transparent" style:use-window-font-color="true"/>
    </style:style>
    <style:style style:name="T224" style:family="text">
      <style:text-properties fo:font-size="12.00pt" fo:font-weight="normal" fo:font-family="'Cascadia Mono'" style:font-family-asian="'Cascadia Mono'" style:font-family-complex="'Cascadia Mono'" fo:background-color="transparent" style:use-window-font-color="true"/>
    </style:style>
    <style:style style:name="T225" style:family="text">
      <style:text-properties fo:font-size="12.00pt" fo:font-weight="normal" fo:font-family="'Cascadia Mono'" style:font-family-asian="'Cascadia Mono'" style:font-family-complex="'Cascadia Mono'" fo:background-color="transparent" style:use-window-font-color="true"/>
    </style:style>
    <style:style style:name="T226" style:family="text">
      <style:text-properties fo:font-size="12.00pt" fo:font-weight="normal" fo:font-family="'Cascadia Mono'" style:font-family-asian="'Cascadia Mono'" style:font-family-complex="'Cascadia Mono'" fo:background-color="transparent" style:use-window-font-color="true"/>
    </style:style>
    <style:style style:name="T227" style:family="text">
      <style:text-properties fo:font-size="12.00pt" fo:font-weight="normal" fo:font-family="'Cascadia Mono'" style:font-family-asian="'Cascadia Mono'" style:font-family-complex="'Cascadia Mono'" fo:background-color="transparent" style:use-window-font-color="true"/>
    </style:style>
    <style:style style:name="T228" style:family="text">
      <style:text-properties fo:font-size="12.00pt" fo:font-weight="normal" fo:font-family="'Cascadia Mono'" style:font-family-asian="'Cascadia Mono'" style:font-family-complex="'Cascadia Mono'"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fo:margin-left="36.00pt" fo:text-indent="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style:style>
    <style:style style:name="P6" style:family="paragraph">
      <style:paragraph-properties fo:line-height="100.00%" fo:text-align="left" fo:margin-left="36.00pt" fo:text-indent="0.00pt"/>
    </style:style>
    <style:style style:name="P7" style:family="paragraph">
      <style:paragraph-properties fo:line-height="100.00%" fo:text-align="left"/>
    </style:style>
    <style:style style:name="P8" style:family="paragraph">
      <style:paragraph-properties fo:line-height="115.00%" fo:text-align="left" fo:margin-bottom="7.00pt"/>
    </style:style>
    <text:list-style style:name="L9">
      <text:list-level-style-bullet text:level="1" text:bullet-char="•">
        <style:list-level-properties text:space-before="18.00pt" text:min-label-width="21.00pt"/>
        <style:text-properties fo:font-family="Symbol"/>
      </text:list-level-style-bullet>
    </text:list-style>
    <style:style style:name="P9" style:family="paragraph">
      <style:paragraph-properties fo:line-height="115.00%" fo:text-align="left" fo:margin-bottom="7.00pt"/>
    </style:style>
    <style:style style:name="P10" style:family="paragraph">
      <style:paragraph-properties fo:line-height="115.00%" fo:text-align="left" fo:margin-left="39.00pt" fo:text-indent="0.00pt" fo:margin-bottom="7.00pt"/>
    </style:style>
    <text:list-style style:name="L11">
      <text:list-level-style-bullet text:level="1" text:bullet-char="•">
        <style:list-level-properties text:space-before="18.00pt" text:min-label-width="21.00pt"/>
        <style:text-properties fo:font-family="Symbol"/>
      </text:list-level-style-bullet>
    </text:list-style>
    <style:style style:name="P11" style:family="paragraph">
      <style:paragraph-properties fo:line-height="115.00%" fo:text-align="left" fo:margin-bottom="7.00pt"/>
    </style:style>
    <style:style style:name="P12" style:family="paragraph">
      <style:paragraph-properties fo:line-height="115.00%" fo:text-align="left" fo:margin-left="39.00pt" fo:text-indent="0.00pt" fo:margin-bottom="7.00pt"/>
    </style:style>
    <style:style style:name="P13" style:family="paragraph">
      <style:paragraph-properties fo:line-height="115.00%" fo:text-align="left" fo:margin-bottom="7.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15.00%" fo:text-align="left" fo:margin-bottom="7.00pt"/>
    </style:style>
    <style:style style:name="P15" style:family="paragraph">
      <style:paragraph-properties fo:line-height="115.00%" fo:text-align="left" fo:margin-left="36.00pt" fo:text-indent="0.00pt" fo:margin-bottom="7.00pt"/>
    </style:style>
    <style:style style:name="P16" style:family="paragraph">
      <style:paragraph-properties fo:line-height="100.00%" fo:text-align="left"/>
    </style:style>
  </office:automatic-styles>
  <office:body>
    <office:text>
      <text:p text:style-name="P1"><text:span text:style-name="T1">DISEÑO DE INTERFACES WEB</text:span><draw:frame text:anchor-type="as-char" svg:width="18.52mm" svg:height="19.05mm" style:rel-width="scale" style:rel-height="scale"><draw:object-ole xlink:href="OleObj1"/><draw:image xlink:href="ObjectReplacements/OleObj1"/></draw:frame><text:span text:style-name="T2"/></text:p>
      <text:p text:style-name="P1"><text:span text:style-name="T3"/></text:p>
      <text:p text:style-name="P1"><text:span text:style-name="T4">Proyecto<text:s/></text:span><text:span text:style-name="T5">1</text:span><text:span text:style-name="T6">.</text:span><text:span text:style-name="T7"/></text:p>
      <text:p text:style-name="P2"><text:span text:style-name="T8"/></text:p>
      <text:p text:style-name="P2"><text:span text:style-name="T9">Teoría.</text:span><text:span text:style-name="T10"><text:tab/><text:tab/><text:tab/><text:tab/><text:tab/><text:tab/><text:tab/><text:tab/></text:span><text:span text:style-name="T11">Riquelmer Añez Joffre.</text:span><text:span text:style-name="T12"/></text:p>
      <text:p text:style-name="P2"><text:span text:style-name="T13"/></text:p>
      <text:p text:style-name="P2"><text:span text:style-name="T14">Pregunta<text:s/></text:span><text:span text:style-name="T15">1</text:span><text:span text:style-name="T16">. Sobre la utilización de tablas, responde a las siguientes cuestiones:</text:span><text:span text:style-name="T17"/></text:p>
      <text:p text:style-name="P2"><text:span text:style-name="T18"/></text:p>
      <text:list text:style-name="L3">
        <text:list-item>
          <text:p text:style-name="P3"><text:span text:style-name="T19">¿Para<text:s/></text:span><text:span text:style-name="T20">qué<text:s/></text:span><text:span text:style-name="T21">sirven los elementos thead , tbody , y tfoot en una tabla? Indica para cada uno<text:s/></text:span><text:span text:style-name="T22">sí<text:s/></text:span><text:span text:style-name="T23">es obligatorio, si puede haber más de uno y en<text:s/></text:span><text:span text:style-name="T24">qué<text:s/></text:span><text:span text:style-name="T25">orden debe aparecer en la tabla.</text:span><text:span text:style-name="T26"/></text:p>
        </text:list-item>
      </text:list>
      <text:p text:style-name="P4"><text:span text:style-name="T27"/></text:p>
      <text:p text:style-name="P4"><text:span text:style-name="T28">Sirven para organizar la disposición del contenido de una tabla en html. El único obligatorio es tbody, del cual puede haber varios, y tienen que aparecer como en un html normal, &lt;thead&gt;,&lt;tbody&gt; y &lt;tfoot&gt;.<text:s/></text:span><text:span text:style-name="T29"/></text:p>
      <text:p text:style-name="P4"><text:span text:style-name="T30"/></text:p>
      <text:list text:style-name="L5">
        <text:list-item>
          <text:p text:style-name="P5"><text:span text:style-name="T31">Un estilo muy popular en la presentación de las tablas es el de las "líneas de cebra". Muestra mediante un ejemplo cómo se utiliza e investiga en Internet si CSS aporta nuevas posibilidades para conseguir este estilo.</text:span><text:span text:style-name="T32"/></text:p>
        </text:list-item>
      </text:list>
      <text:p text:style-name="P6"><text:span text:style-name="T33"/></text:p>
      <text:p text:style-name="P6"><draw:frame text:anchor-type="as-char" svg:width="170.13mm" svg:height="77.52mm" style:rel-width="scale" style:rel-height="scale"><draw:object-ole xlink:href="OleObj2"/><draw:image xlink:href="ObjectReplacements/OleObj2"/></draw:frame><text:span text:style-name="T35"/></text:p>
      <text:p text:style-name="P6"><text:span text:style-name="T35"/></text:p>
      <text:p text:style-name="P6"><text:span text:style-name="T36">Se pueden hacer tanto horizontales como verticales.</text:span><text:span text:style-name="T37"/></text:p>
      <text:p text:style-name="P6"><text:span text:style-name="T38"/></text:p>
      <text:p text:style-name="P7"><text:span text:style-name="T38"/></text:p>
      <text:p text:style-name="P7"><text:span text:style-name="T39">Pregunta<text:s/></text:span><text:span text:style-name="T40">2</text:span><text:span text:style-name="T41">. Sobre la utilización de formularios:Indica el nombre de las partes y describe su función.</text:span><text:span text:style-name="T42"/></text:p>
      <text:p text:style-name="P8"><text:span text:style-name="T43"/></text:p>
      <text:list text:style-name="L9">
        <text:list-item>
          <text:p text:style-name="P9"><text:span text:style-name="T44">¿Cómo se relaciona un control de un formulario (por ejemplo, un cuadro de texto, un<text:s/></text:span><text:span text:style-name="T45">botó</text:span><text:span text:style-name="T46">n de radio...) y su etiqueta? ¿</text:span><text:span text:style-name="T47">Qué<text:s/></text:span><text:span text:style-name="T48">utilidad tiene hacerlo?</text:span><text:span text:style-name="T49"/></text:p>
        </text:list-item>
      </text:list>
      <text:p text:style-name="P10"><text:span text:style-name="T50">Se relaciona bien anidando dentro de un &lt;label&gt; la etiqueta en cuestión, o bien haciendo referencia a un label con la propiedad for.</text:span><text:span text:style-name="T51"/></text:p>
      <text:list text:style-name="L11">
        <text:list-item>
          <text:p text:style-name="P11"><text:span text:style-name="T52">Dos elementos a los que tradicionalmente se ha prestado poca atención a la hora de dar formato a un formulario son checkbox y radio. Pon un ejemplo de un formato algo más trabajado para estos elementos, e indica las propiedades CSS utilizadas (puedes investigar las posibilidades que ofrece CSS</text:span><text:span text:style-name="T53">3<text:s/></text:span><text:span text:style-name="T54">al respecto).</text:span><text:span text:style-name="T55"/></text:p>
        </text:list-item>
      </text:list>
      <text:p text:style-name="P12"><draw:frame text:anchor-type="as-char" svg:width="138.91mm" svg:height="47.10mm" style:rel-width="scale" style:rel-height="scale"><draw:object-ole xlink:href="OleObj3"/><draw:image xlink:href="ObjectReplacements/OleObj3"/></draw:frame><text:span text:style-name="T57"/></text:p>
      <text:p text:style-name="P13"><text:span text:style-name="T58"><text:tab/></text:span><text:span text:style-name="T59">He utilizado la propiedad border en todo y después he especificado que en el radio haya un border radius, después he cambiado el estado<text:s/></text:span><text:span text:style-name="T60">“</text:span><text:span text:style-name="T61">checked</text:span><text:span text:style-name="T62">”<text:s/></text:span><text:span text:style-name="T63">para que el background del elemento lo llene de un color, en este caso el azul.</text:span><text:span text:style-name="T64"/></text:p>
      <text:p text:style-name="P13"><text:span text:style-name="T65"/></text:p>
      <text:p text:style-name="P13"><text:span text:style-name="T66">Pregunta<text:s/></text:span><text:span text:style-name="T67">3<text:s/></text:span><text:span text:style-name="T68">Sobre Layout, responde a la siguiente<text:s/></text:span><text:span text:style-name="T69">cuestió</text:span><text:span text:style-name="T70">n:</text:span><text:span text:style-name="T71"/></text:p>
      <text:list text:style-name="L14">
        <text:list-item>
          <text:p text:style-name="P14"><text:span text:style-name="T72">Investiga en Internet sobre flexbox (modelo de caja flexible) y explica al menos<text:s/></text:span><text:span text:style-name="T73">3<text:s/></text:span><text:span text:style-name="T74">diferencias respecto a posicionar los elementos con float (modelo bloque). Escribe un ejemplo de código de cómo crearías, utilizando flexbox , un<text:s/></text:span><text:span text:style-name="T75">menú</text:span><text:span text:style-name="T76">́</text:span><text:span text:style-name="T77">de navegación con las siguientes características:</text:span><text:span text:style-name="T78"/></text:p>
        </text:list-item>
        <text:list-item>
          <text:p text:style-name="P15"><text:span text:style-name="T79">Tres elementos ("Inicio", "</text:span><text:span text:style-name="T80">Conó</text:span><text:span text:style-name="T81">cenos", "Contacto")</text:span><text:span text:style-name="T82"/></text:p>
        </text:list-item>
        <text:list-item>
          <text:p text:style-name="P15"><text:span text:style-name="T83">Fondo azul claro</text:span><text:span text:style-name="T84"/></text:p>
        </text:list-item>
        <text:list-item>
          <text:p text:style-name="P15"><text:span text:style-name="T85">Altura de<text:s/></text:span><text:span text:style-name="T86">100<text:s/></text:span><text:span text:style-name="T87">pí</text:span><text:span text:style-name="T88">xeles</text:span><text:span text:style-name="T89"/></text:p>
        </text:list-item>
        <text:list-item>
          <text:p text:style-name="P15"><text:span text:style-name="T90">Anchura de<text:s/></text:span><text:span text:style-name="T91">100</text:span><text:span text:style-name="T92">% con un<text:s/></text:span><text:span text:style-name="T93">má</text:span><text:span text:style-name="T94">ximo de<text:s/></text:span><text:span text:style-name="T95">1024</text:span><text:span text:style-name="T96">px</text:span><text:span text:style-name="T97"/></text:p>
        </text:list-item>
        <text:list-item>
          <text:p text:style-name="P15"><text:span text:style-name="T98">Que los elementos se distribuyan de forma uniforme abarcando toda la anchura del menú</text:span><text:span text:style-name="T99"/></text:p>
        </text:list-item>
        <text:list-item>
          <text:p text:style-name="P15"><text:span text:style-name="T100">Que los elementos<text:s/></text:span><text:span text:style-name="T101">esté</text:span><text:span text:style-name="T102">n alineados verticalmente en el centro</text:span><text:span text:style-name="T103"/></text:p>
        </text:list-item>
      </text:list>
      <text:p text:style-name="P16"><text:span text:style-name="T104"/></text:p>
      <text:p text:style-name="P16"><draw:frame text:anchor-type="as-char" svg:width="170.13mm" svg:height="76.73mm" style:rel-width="scale" style:rel-height="scale"><draw:object-ole xlink:href="OleObj4"/><draw:image xlink:href="ObjectReplacements/OleObj4"/></draw:frame><text:span text:style-name="T106"/></text:p>
      <text:p text:style-name="P16"><text:span text:style-name="T106"/></text:p>
      <text:p text:style-name="P16"><text:span text:style-name="T107">.nav-menu {</text:span><text:span text:style-name="T108"/></text:p>
      <text:p text:style-name="P16"><text:span text:style-name="T109"><text:s text:c="12"/>display: flex;</text:span><text:span text:style-name="T110"/></text:p>
      <text:p text:style-name="P16"><text:span text:style-name="T111"><text:s text:c="12"/>justify-content: space-around;</text:span><text:span text:style-name="T112"/></text:p>
      <text:p text:style-name="P16"><text:span text:style-name="T113"><text:s text:c="12"/>align-items: center;</text:span><text:span text:style-name="T114"/></text:p>
      <text:p text:style-name="P16"><text:span text:style-name="T115"><text:s text:c="12"/>background-color: lightblue;</text:span><text:span text:style-name="T116"/></text:p>
      <text:p text:style-name="P16"><text:span text:style-name="T117"><text:s text:c="12"/>height:<text:s/></text:span><text:span text:style-name="T118">100</text:span><text:span text:style-name="T119">px;</text:span><text:span text:style-name="T120"/></text:p>
      <text:p text:style-name="P16"><text:span text:style-name="T121"><text:s text:c="12"/>max-width:<text:s/></text:span><text:span text:style-name="T122">1024</text:span><text:span text:style-name="T123">px;</text:span><text:span text:style-name="T124"/></text:p>
      <text:p text:style-name="P16"><text:span text:style-name="T125"><text:s text:c="12"/>width:<text:s/></text:span><text:span text:style-name="T126">100</text:span><text:span text:style-name="T127">%;</text:span><text:span text:style-name="T128"/></text:p>
      <text:p text:style-name="P16"><text:span text:style-name="T129"><text:s text:c="12"/>margin:<text:s/></text:span><text:span text:style-name="T130">0<text:s/></text:span><text:span text:style-name="T131">auto;</text:span><text:span text:style-name="T132"/></text:p>
      <text:p text:style-name="P16"><text:span text:style-name="T133"><text:s text:c="8"/>}</text:span><text:span text:style-name="T134"/></text:p>
      <text:p text:style-name="P16"><text:span text:style-name="T135"/></text:p>
      <text:p text:style-name="P16"><text:span text:style-name="T136"><text:s text:c="8"/>.nav-item {</text:span><text:span text:style-name="T137"/></text:p>
      <text:p text:style-name="P16"><text:span text:style-name="T138"><text:s text:c="12"/>list-style: none;</text:span><text:span text:style-name="T139"/></text:p>
      <text:p text:style-name="P16"><text:span text:style-name="T140"><text:s text:c="12"/>font-size:<text:s/></text:span><text:span text:style-name="T141">18</text:span><text:span text:style-name="T142">px;</text:span><text:span text:style-name="T143"/></text:p>
      <text:p text:style-name="P16"><text:span text:style-name="T144"><text:s text:c="8"/>}</text:span><text:span text:style-name="T145"/></text:p>
      <text:p text:style-name="P16"><text:span text:style-name="T146"/></text:p>
      <text:p text:style-name="P16"><text:span text:style-name="T147"><text:s text:c="8"/>.nav-item a {</text:span><text:span text:style-name="T148"/></text:p>
      <text:p text:style-name="P16"><text:span text:style-name="T149"><text:s text:c="12"/>text-decoration: none;</text:span><text:span text:style-name="T150"/></text:p>
      <text:p text:style-name="P16"><text:span text:style-name="T151"><text:s text:c="12"/>color: #</text:span><text:span text:style-name="T152">333</text:span><text:span text:style-name="T153">;</text:span><text:span text:style-name="T154"/></text:p>
      <text:p text:style-name="P16"><text:span text:style-name="T155"><text:s text:c="12"/>font-weight: bold;</text:span><text:span text:style-name="T156"/></text:p>
      <text:p text:style-name="P16"><text:span text:style-name="T157"><text:s text:c="8"/>}</text:span><text:span text:style-name="T158"/></text:p>
      <text:p text:style-name="P16"><text:span text:style-name="T159"/></text:p>
      <text:p text:style-name="P16"><text:span text:style-name="T160">&lt;!DOCTYPE html&gt;</text:span><text:span text:style-name="T161"/></text:p>
      <text:p text:style-name="P16"><text:span text:style-name="T162">&lt;html lang="es"&gt;</text:span><text:span text:style-name="T163"/></text:p>
      <text:p text:style-name="P16"><text:span text:style-name="T164">&lt;body&gt;</text:span><text:span text:style-name="T165"/></text:p>
      <text:p text:style-name="P16"><text:span text:style-name="T166"/></text:p>
      <text:p text:style-name="P16"><text:span text:style-name="T167"><text:s text:c="4"/>&lt;nav class="nav-menu"&gt;</text:span><text:span text:style-name="T168"/></text:p>
      <text:p text:style-name="P16"><text:span text:style-name="T169"><text:s text:c="8"/>&lt;ul class="nav-item"&gt;&lt;a href="#inicio"&gt;Inicio&lt;/a&gt;&lt;/ul&gt;</text:span><text:span text:style-name="T170"/></text:p>
      <text:p text:style-name="P16"><text:span text:style-name="T171"><text:s text:c="8"/>&lt;ul class="nav-item"&gt;&lt;a href="#conocenos"&gt;Conócenos&lt;/a&gt;&lt;/ul&gt;</text:span><text:span text:style-name="T172"/></text:p>
      <text:p text:style-name="P16"><text:span text:style-name="T173"><text:s text:c="8"/>&lt;ul class="nav-item"&gt;&lt;a href="#contacto"&gt;Contacto&lt;/a&gt;&lt;/ul&gt;</text:span><text:span text:style-name="T174"/></text:p>
      <text:p text:style-name="P16"><text:span text:style-name="T175"><text:s text:c="4"/>&lt;/nav&gt;</text:span><text:span text:style-name="T176"/></text:p>
      <text:p text:style-name="P16"><text:span text:style-name="T177"/></text:p>
      <text:p text:style-name="P16"><text:span text:style-name="T178">&lt;/body&gt;</text:span><text:span text:style-name="T179"/></text:p>
      <text:p text:style-name="P16"><text:span text:style-name="T180">&lt;/html&gt;</text:span><text:span text:style-name="T181"/></text:p>
      <text:p text:style-name="P16"><text:span text:style-name="T182"/></text:p>
      <text:p text:style-name="P16"><text:span text:style-name="T183">Parte práctica:<text:s/></text:span><text:a xlink:href="https://github.com/Reemolke/DIW/tree/main/Proyecto%203"><text:span text:style-name="T184">https://github.com/Reemolke/DIW/tree/main/Proyecto%</text:span><text:span text:style-name="T185">203</text:span></text:a><text:span text:style-name="T186"/></text:p>
      <text:p text:style-name="P16"><text:span text:style-name="T186"/></text:p>
      <text:p text:style-name="P16"><text:span text:style-name="T187">Explicación de las etiquetas utilizadas.</text:span><text:span text:style-name="T188"/></text:p>
      <text:p text:style-name="P16"><text:span text:style-name="T189"/></text:p>
      <text:p text:style-name="P16"><text:span text:style-name="T190">He seguido practicamente la misma arquitectura en todos los html, he utilizado el header para poner los elementos de navegación, en el body he utilizado un container para establecer que tipo de propiedades utilizo para alinear el contenido, como flexbox en el compras.html. En el footer he utilizado<text:s/></text:span><text:span text:style-name="T191">2<text:s/></text:span><text:span text:style-name="T192">&lt;p&gt; en flexbox. Los títulos en h</text:span><text:span text:style-name="T193">1<text:s/></text:span><text:span text:style-name="T194">y si habia titulos mas pequeños en h</text:span><text:span text:style-name="T195">3</text:span><text:span text:style-name="T196">.</text:span><text:span text:style-name="T197"/></text:p>
      <text:p text:style-name="P16"><text:span text:style-name="T198"><text:s/></text:span><text:span text:style-name="T199"/></text:p>
      <text:p text:style-name="P16"><text:span text:style-name="T200">Dentro de index, he usado una img para plasmar tanto el logo como la imagen promocional, una &lt;ul&gt; para la lista desordenada y poco más.</text:span><text:span text:style-name="T201"/></text:p>
      <text:p text:style-name="P16"><text:span text:style-name="T201"/></text:p>
      <text:p text:style-name="P16"><text:span text:style-name="T202">Dentro de productos, una tabla con varias tr, la primera como cabecera principal, la segunda y la tercera cabeceras auxiliares, todas marcadas como th, así como la primera columna. El resto son &lt;td&gt;. Todo con sus rowspawn y colspan para que la tabla cuadre correctamente y se parezca.</text:span><text:span text:style-name="T203"/></text:p>
      <text:p text:style-name="P16"><text:span text:style-name="T203"/></text:p>
      <text:p text:style-name="P16"><text:span text:style-name="T204">Dentro de compras, quizás es la que mas ha variado por la cantidad de elementos. Lo he organizado en tres divs diferentes dispuestos mediante flexbow por columnas, dentro de cada div sus label relacionados con sus inputs para el formulario, cada input con su propiedad required, y el button para enviar.</text:span><text:span text:style-name="T205"/></text:p>
      <text:p text:style-name="P16"><text:span text:style-name="T205"/></text:p>
      <text:p text:style-name="P16"><text:span text:style-name="T206">Fuera de eso he utilizado &lt;em&gt; para los enfasis en cursiva y &lt;b&gt; para las negritas.</text:span><text:span text:style-name="T207"/></text:p>
      <text:p text:style-name="P16"><text:span text:style-name="T208"/></text:p>
      <text:p text:style-name="P16"><text:span text:style-name="T209">Explicación del CSS utilizado.</text:span><text:span text:style-name="T210"/></text:p>
      <text:p text:style-name="P16"><text:span text:style-name="T211"/></text:p>
      <text:p text:style-name="P16"><text:span text:style-name="T212">.containerXXXX{} lo he utilizado para el contenedor principal, dentro he usado unos paddings para ajustar la posición a como la de la imagen ejemplo, he cambiado la fuente a Roboto, ajustado el background color para que coincida con las imagenes.</text:span><text:span text:style-name="T213"/></text:p>
      <text:p text:style-name="P16"><text:span text:style-name="T214"/></text:p>
      <text:p text:style-name="P16"><text:span text:style-name="T215">header{} unos paddings para ajustar bien los botones de navegacion.</text:span><text:span text:style-name="T216"/></text:p>
      <text:p text:style-name="P16"><text:span text:style-name="T217"/></text:p>
      <text:p text:style-name="P16"><text:span text:style-name="T218">He utilizado un poco la estructura .containerXXXX h</text:span><text:span text:style-name="T219">1</text:span><text:span text:style-name="T220">{} por ejemplo, porque es mas cómodo que ir nombrando clases.</text:span><text:span text:style-name="T221"/></text:p>
      <text:p text:style-name="P16"><text:span text:style-name="T221"/></text:p>
      <text:p text:style-name="P16"><text:span text:style-name="T222">En table{} he utilizado la propiedad border y border-collapse para eliminar la doble línea que no coincidia con la imagen mostrada.</text:span><text:span text:style-name="T223"/></text:p>
      <text:p text:style-name="P16"><text:span text:style-name="T223"/></text:p>
      <text:p text:style-name="P16"><text:span text:style-name="T224">En los forms he ajustado el tamaño con height y el tamaño de la fuente con font-size.</text:span><text:span text:style-name="T225"/></text:p>
      <text:p text:style-name="P16"><text:span text:style-name="T225"/></text:p>
      <text:p text:style-name="P16"><text:span text:style-name="T226">En el index he utilizado justify-content en el div con la imagen para ajustarlo para la derecha.</text:span><text:span text:style-name="T227"/></text:p>
      <text:p text:style-name="P16"><text:span text:style-name="T227"/></text:p>
      <text:p text:style-name="P16"><text:span text:style-name="T228">En la tabla también he tirado de padding para que no quedara tan pegado el check-icon.</text:span><text:span text:style-name="T229"/></text:p>
      <text:p text:style-name="P16"><text:span text:style-name="T229"/></text:p>
      <text:p text:style-name="P16"><text:span text:style-name="T229"/></text:p>
      <text:p text:style-name="P16"><text:span text:style-name="T229"/></text:p>
      <text:p text:style-name="P16"><text:span text:style-name="T229"/></text:p>
      <text:p text:style-name="P16"><text:span text:style-name="T229"/></text:p>
      <text:p text:style-name="P16"><text:span text:style-name="T2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